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table:number-columns-repeated="3"/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Ej påbörj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Påböjra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modell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.5+"</text:p>
          </table:table-cell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table:formula="of:=SUM([.K4:.K7])" office:value-type="float" office:value="6" calcext:value-type="float">
            <text:p/>
          </table:table-cell>
          <table:table-cell table:number-columns-repeated="2"/>
          <table:table-cell office:value-type="string" calcext:value-type="string">
            <text:p>Summa</text:p>
          </table:table-cell>
          <table:table-cell table:formula="of:=SUM([.O4:.O10])" office:value-type="float" office:value="28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K12]" office:value-type="float" office:value="6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table:formula="of:=SUM([.K12:.K13])" office:value-type="float" office:value="6" calcext:value-type="float">
            <text:p/>
          </table:table-cell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O12]+[.O13]" office:value-type="float" office:value="34" calcext:value-type="float">
            <text:p/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1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22:42:44.1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7</meta:editing-cycles>
    <meta:generator>LibreOffice/4.2.0.4$Windows_x86 LibreOffice_project/05dceb5d363845f2cf968344d7adab8dcfb2ba71</meta:generator>
    <dc:date>2014-04-08T22:43:53.538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